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ヒラギノ角ゴ Pro W3" svg:font-family="'ヒラギノ角ゴ Pro W3'"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Kopf-_20_und_20_Fusszeilen_20_A">
      <style:text-properties fo:font-variant="normal" fo:text-transform="none" fo:color="#000000" style:text-outline="false" style:text-line-through-style="none" style:text-position="0% 100%" style:font-name="Times New Roman" fo:font-size="10pt" fo:letter-spacing="normal" fo:language="de" fo:country="DE"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P2" style:family="paragraph" style:parent-style-name="Freie_20_Form_20_A">
      <style:text-properties fo:color="#000300" style:font-name="Times New Roman" fo:font-size="14pt" fo:language="en" fo:country="GB" style:font-name-asian="ヒラギノ角ゴ Pro W3" style:font-size-asian="14pt" style:font-name-complex="Times New Roman"/>
    </style:style>
    <style:style style:name="P3" style:family="paragraph" style:parent-style-name="Text_20_A">
      <style:text-properties style:font-name="Times New Roman" fo:font-size="14pt" fo:language="en" fo:country="GB" style:font-name-asian="ヒラギノ角ゴ Pro W3" style:font-size-asian="14pt" style:font-name-complex="Times New Roman"/>
    </style:style>
    <style:style style:name="P4" style:family="paragraph" style:parent-style-name="Text_20_A">
      <style:text-properties style:font-name="Times New Roman" fo:font-size="14pt" fo:language="en" fo:country="GB" style:font-size-asian="14pt" style:font-name-complex="Times New Roman"/>
    </style:style>
    <style:style style:name="P5" style:family="paragraph" style:parent-style-name="Text_20_A">
      <style:text-properties fo:color="#010500" style:font-name="Times New Roman" fo:font-size="14pt" fo:language="en" fo:country="GB" style:font-name-asian="ヒラギノ角ゴ Pro W3" style:font-size-asian="14pt" style:font-name-complex="Times New Roman"/>
    </style:style>
    <style:style style:name="P6" style:family="paragraph" style:parent-style-name="Text_20_A">
      <style:text-properties fo:color="#010500" style:font-name="Times New Roman" fo:font-size="14pt" fo:language="en" fo:country="GB" style:font-size-asian="14pt" style:font-name-complex="Times New Roman"/>
    </style:style>
    <style:style style:name="P7" style:family="paragraph" style:parent-style-name="Text_20_A">
      <style:text-properties fo:color="#010500" style:font-name="Times New Roman" fo:font-size="14pt" fo:language="en" fo:country="GB" style:text-underline-style="solid" style:text-underline-width="auto" style:text-underline-color="font-color" style:font-name-asian="ヒラギノ角ゴ Pro W3" style:font-size-asian="14pt" style:font-name-complex="Times New Roman"/>
    </style:style>
    <style:style style:name="P8" style:family="paragraph" style:parent-style-name="Text_20_A">
      <style:text-properties fo:color="#ff0000" style:font-name="Times New Roman" fo:font-size="14pt" fo:language="en" fo:country="GB" style:font-name-asian="ヒラギノ角ゴ Pro W3" style:font-size-asian="14pt" style:font-name-complex="Times New Roman"/>
    </style:style>
    <style:style style:name="P9" style:family="paragraph" style:parent-style-name="Text_20_A">
      <style:text-properties fo:color="#000300" style:font-name="Times New Roman" fo:font-size="14pt" fo:language="en" fo:country="GB" style:font-name-asian="ヒラギノ角ゴ Pro W3" style:font-size-asian="14pt" style:font-name-complex="Times New Roman"/>
    </style:style>
    <style:style style:name="P10" style:family="paragraph" style:parent-style-name="Text_20_A">
      <style:text-properties fo:color="#000300" style:font-name="Times New Roman" fo:font-size="14pt" fo:language="en" fo:country="GB" style:font-size-asian="14pt" style:font-name-complex="Times New Roman"/>
    </style:style>
    <style:style style:name="P11" style:family="paragraph" style:parent-style-name="Freie_20_Form">
      <style:paragraph-properties style:line-height-at-least="0.176cm"/>
    </style:style>
    <style:style style:name="P12" style:family="paragraph" style:parent-style-name="Freie_20_Form">
      <style:paragraph-properties style:line-height-at-least="0.176cm"/>
      <style:text-properties fo:font-size="14pt" fo:language="en" fo:country="GB" style:font-size-asian="14pt"/>
    </style:style>
    <style:style style:name="P13" style:family="paragraph" style:parent-style-name="Freie_20_Form">
      <style:paragraph-properties style:line-height-at-least="0.176cm"/>
      <style:text-properties fo:color="#ff0000" fo:font-size="14pt" fo:language="en" fo:country="GB" style:font-size-asian="14pt"/>
    </style:style>
    <style:style style:name="P14" style:family="paragraph" style:parent-style-name="Freie_20_Form">
      <style:paragraph-properties style:line-height-at-least="0.176cm"/>
      <style:text-properties fo:color="#010500" fo:font-size="14pt" fo:language="en" fo:country="GB" style:font-size-asian="14pt"/>
    </style:style>
    <style:style style:name="P15" style:family="paragraph" style:parent-style-name="Text_20_A" style:master-page-name="Standard">
      <style:paragraph-properties style:page-number="auto"/>
      <style:text-properties fo:color="#010500" style:font-name="Times New Roman" fo:font-size="14pt" fo:language="en" fo:country="GB" style:font-name-asian="ヒラギノ角ゴ Pro W3" style:font-size-asian="14pt" style:font-name-complex="Times New Roman"/>
    </style:style>
    <style:style style:name="P16" style:family="paragraph" style:parent-style-name="Text_20_A">
      <style:text-properties fo:color="#010500" style:font-name="Times New Roman" fo:font-size="14pt" fo:language="en" fo:country="GB" style:font-name-asian="ヒラギノ角ゴ Pro W3" style:font-size-asian="14pt" style:font-name-complex="Times New Roman" style:font-size-complex="14pt"/>
    </style:style>
    <style:style style:name="P17" style:family="paragraph" style:parent-style-name="Freie_20_Form">
      <style:paragraph-properties style:line-height-at-least="0.176cm"/>
      <style:text-properties officeooo:paragraph-rsid="000b8578"/>
    </style:style>
    <style:style style:name="P18" style:family="paragraph" style:parent-style-name="Freie_20_Form">
      <style:paragraph-properties style:line-height-at-least="0.176cm"/>
      <style:text-properties fo:color="#010500" fo:font-size="14pt" fo:language="en" fo:country="GB" officeooo:paragraph-rsid="000b8578" style:font-size-asian="14pt"/>
    </style:style>
    <style:style style:name="T1" style:family="text">
      <style:text-properties fo:font-size="14pt" fo:language="en" fo:country="GB" style:font-size-asian="14pt"/>
    </style:style>
    <style:style style:name="T2" style:family="text">
      <style:text-properties fo:font-size="14pt" fo:language="en" fo:country="GB" style:font-name-asian="Times New Roman" style:font-size-asian="14pt"/>
    </style:style>
    <style:style style:name="T3" style:family="text">
      <style:text-properties fo:font-size="14pt" fo:language="en" fo:country="GB" officeooo:rsid="000b8578" style:font-name-asian="Times New Roman" style:font-size-asian="14pt"/>
    </style:style>
    <style:style style:name="T4" style:family="text">
      <style:text-properties fo:font-size="14pt" fo:language="en" fo:country="GB" style:font-name-asian="ヒラギノ角ゴ Pro W3" style:font-size-asian="14pt" style:font-name-complex="Times New Roman"/>
    </style:style>
    <style:style style:name="T5" style:family="text">
      <style:text-properties style:font-name="Times New Roman" fo:font-size="14pt" fo:language="en" fo:country="GB" style:font-name-asian="ヒラギノ角ゴ Pro W3" style:font-size-asian="14pt" style:font-name-complex="Times New Roman"/>
    </style:style>
    <style:style style:name="T6" style:family="text">
      <style:text-properties style:font-name-asian="ヒラギノ角ゴ Pro W3"/>
    </style:style>
    <style:style style:name="T7" style:family="text">
      <style:text-properties fo:color="#0016ff" style:font-name="Times New Roman" fo:font-size="14pt" fo:language="en" fo:country="GB" style:font-name-asian="ヒラギノ角ゴ Pro W3" style:font-size-asian="14pt" style:font-name-complex="Times New Roman"/>
    </style:style>
    <style:style style:name="T8" style:family="text">
      <style:text-properties fo:color="#010500" style:font-name="Times New Roman" fo:font-size="14pt" fo:language="en" fo:country="GB" style:font-name-asian="ヒラギノ角ゴ Pro W3" style:font-size-asian="14pt" style:font-name-complex="Times New Roman"/>
    </style:style>
    <style:style style:name="T9" style:family="text">
      <style:text-properties fo:color="#010500" style:font-name="Times New Roman" fo:font-size="14pt" fo:language="en" fo:country="GB" style:font-name-asian="Times New Roman" style:font-size-asian="14pt" style:font-name-complex="Times New Roman"/>
    </style:style>
    <style:style style:name="T10" style:family="text">
      <style:text-properties fo:color="#010500" fo:font-size="14pt" fo:language="en" fo:country="GB" style:font-size-asian="14pt"/>
    </style:style>
    <style:style style:name="T11" style:family="text">
      <style:text-properties fo:color="#000300" style:font-name="Times New Roman" fo:font-size="14pt" fo:language="en" fo:country="GB" style:font-name-asian="ヒラギノ角ゴ Pro W3" style:font-size-asian="14pt" style:font-name-complex="Times New Roman"/>
    </style:style>
    <style:style style:name="T12" style:family="text">
      <style:text-properties fo:color="#000300" fo:font-size="14pt" fo:language="en" fo:country="GB" style:font-size-asian="14pt"/>
    </style:style>
    <style:style style:name="T13" style:family="text">
      <style:text-properties fo:color="#000300" fo:font-size="14pt" fo:language="en" fo:country="GB" style:font-name-asian="Times New Roman" style:font-size-asian="14pt"/>
    </style:style>
    <style:style style:name="T14" style:family="text">
      <style:text-properties style:font-name-asian="Times New Roman"/>
    </style:style>
    <style:style style:name="T15" style:family="text">
      <style:text-properties officeooo:rsid="000b8578" style:font-name-asian="Times New Roman"/>
    </style:style>
    <style:style style:name="T16" style:family="text">
      <style:text-properties fo:color="#000099" fo:font-size="14pt" fo:language="en" fo:country="GB" style:text-underline-style="solid" style:text-underline-width="auto" style:text-underline-color="font-color" style:font-size-asian="14pt"/>
    </style:style>
    <style:style style:name="T17" style:family="text">
      <style:text-properties officeooo:rsid="000b8578"/>
    </style:style>
    <style:style style:name="T18" style:family="text">
      <style:text-properties style:font-name="Times New Roman"/>
    </style:style>
    <style:style style:name="T19" style:family="text">
      <style:text-properties style:font-name="Times New Roman" fo:font-size="14pt" fo:language="en" fo:country="GB" style:font-name-asian="ヒラギノ角ゴ Pro W3" style:font-size-asian="14pt" style:font-name-complex="Times New Roman"/>
    </style:style>
    <style:style style:name="T20" style:family="text">
      <style:text-properties style:font-name="Times New Roman" fo:font-size="14pt" fo:language="en" fo:country="GB" style:font-name-asian="ヒラギノ角ゴ Pro W3" style:font-size-asian="14pt" style:font-name-complex="Times New Roman" style:font-size-complex="14pt"/>
    </style:style>
    <style:style style:name="T21" style:family="text">
      <style:text-properties style:font-name="Times New Roman" fo:font-size="14pt" style:font-size-asian="14pt" style:font-size-complex="14pt"/>
    </style:style>
    <style:style style:name="T22" style:family="text">
      <style:text-properties style:font-name="Times New Roman" fo:language="en" fo:country="GB" style:font-name-asian="ヒラギノ角ゴ Pro W3" style:font-name-complex="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014-DE-01-EN_<text:span text:style-name="T17">Date_Data</text:span></text:p>
      <text:p text:style-name="P5"/>
      <text:p text:style-name="Text_20_A"><text:span text:style-name="T8">*-*-*</text:span><text:span text:style-name="T5">-*-*-*-*-*-*-*-*-*-*-*-*-*-*-*-*-*-*-*-*-*-*-*-*-*-*-*-*-*-*-*-*-*-*-*-*-*</text:span></text:p>
      <text:p text:style-name="P3"/>
      <text:p text:style-name="P8">Date Data</text:p>
      <text:p text:style-name="P3"/>
      <text:p text:style-name="P3">Mobile online devices are the source of many types of information. E.g. they</text:p>
      <text:p text:style-name="P3">can continuously send their local position. This location data is not necessarily</text:p>
      <text:p text:style-name="P3">about the device‘s owner. Somebody else might carry the device.</text:p>
      <text:p text:style-name="P3"/>
      <text:p text:style-name="P3">One day a data analysis concludes that the same twelve mobile online devices</text:p>
      <text:p text:style-name="P3">meet from time to time and stay for about two hours at a remote hut in a park.</text:p>
      <text:p text:style-name="P3"/>
      <text:p text:style-name="P8">Question</text:p>
      <text:p text:style-name="P3"/>
      <text:p text:style-name="Text_20_A"><text:span text:style-name="T5">Which interpretation of this location data </text:span><text:span text:style-name="T11">is impossible</text:span><text:span text:style-name="T5"> ?</text:span></text:p>
      <text:p text:style-name="P3"/>
      <text:p text:style-name="P3">A) <text:s text:c="2"/>A music band gives free open air concerts using their mobile online</text:p>
      <text:p text:style-name="P4"><text:span text:style-name="T14"><text:s text:c="7"/></text:span><text:span text:style-name="T6">devices as musical instruments.</text:span></text:p>
      <text:p text:style-name="P3">B) <text:s text:c="2"/>A criminal gang has secret meetings in the hut to exchange sensitive</text:p>
      <text:p text:style-name="P4"><text:span text:style-name="T14"><text:s text:c="7"/></text:span><text:span text:style-name="T6">data among their mobile online devices.</text:span></text:p>
      <text:p text:style-name="P3">C) <text:s text:c="2"/>A flock of biologist is searching in the park for rare mushrooms to</text:p>
      <text:p text:style-name="P4"><text:span text:style-name="T14"><text:s text:c="7"/></text:span><text:span text:style-name="T6">take pictures of them with their mobile online devices.</text:span></text:p>
      <text:p text:style-name="P3">D) <text:s text:c="2"/>One colleague stays with all the mobile online devices and other things</text:p>
      <text:p text:style-name="P4"><text:span text:style-name="T14"><text:s text:c="7"/></text:span><text:span text:style-name="T6">at the hut, while the workmates go running around a nearby lake.</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text:p>
      <text:p text:style-name="P5"/>
      <text:p text:style-name="P8">Solution</text:p>
      <text:p text:style-name="P9"/>
      <text:p text:style-name="P9">The correct answer is C:</text:p>
      <text:p text:style-name="P9"/>
      <text:p text:style-name="P9">Interpretations A and D are typical „group in the park“-frames and thus doubtless</text:p>
      <text:p text:style-name="P9">possible. Interpretation B is not so typical for the behaviour of a gang, but still</text:p>
      <text:p text:style-name="P9">possible.</text:p>
      <text:p text:style-name="P9"/>
      <text:p text:style-name="P9">Interpretation C implies a group movement pattern, where all members are</text:p>
      <text:p text:style-name="P9">scattered over a larger area and all move more or less in the same direction</text:p>
      <text:p text:style-name="P9">for a longer time. It is impossible that the biologists do not individually move</text:p>
      <text:p text:style-name="P9">from place to place while searching for the rare mushrooms.</text:p>
      <text:p text:style-name="P9"/>
      <text:p text:style-name="P9">*-*-*-*-*-*-*-*-*-*-*-*-*-*-*-*-*-*-*-*-*-*-*-*-*-*-*-*-*-*-*-*-*-*-*-*-*-*-*-*</text:p>
      <text:p text:style-name="P3"/>
      <text:p text:style-name="P8">It's Informatics!</text:p>
      <text:p text:style-name="P3"/>
      <text:p text:style-name="P3">Where a mobile online device was located at a certain time, is a very sensible information type. The analysis options reach from global massive data approaches to the fine grained pattern analysis of small groups‘ behaviour. Matched patterns can be interpreted widely. Not any group of sports friends is a terrorist cell because the group movement pattern of their smartphones is similar. Informatics is responsible for a careful use of „analysis tools with integrated paranoia“ and of „supervising systems capable of automatic decisions“.</text:p>
      <text:p text:style-name="P3"/>
      <text:p text:style-name="P5">*-*-*-*-*-*-*-*-*-*-*-*-*-*-*-*-*-*-*-*-*-*-*-*-*-*-*-*-*-*-*-*-*-*-*-*-*-*-*-*</text:p>
      <text:p text:style-name="P5"/>
      <text:p text:style-name="P8">Interactivity</text:p>
      <text:p text:style-name="P3"/>
      <text:p text:style-name="P4"><text:span text:style-name="T14"><text:s text:c="5"/></text:span><text:span text:style-name="T6">shuffle-4-Alternatives</text:span></text:p>
      <text:p text:style-name="P3"/>
      <text:p text:style-name="P5">*-*-*-*-*-*-*-*-*-*-*-*-*-*-*-*-*-*-*-*-*-*-*-*-*-*-*-*-*-*-*-*-*-*-*-*-*-*-*-*</text:p>
      <text:p text:style-name="P3"/>
      <text:p text:style-name="P8">Three keywords</text:p>
      <text:p text:style-name="P9"/>
      <text:p text:style-name="P10"><text:span text:style-name="T14"><text:s text:c="5"/></text:span><text:span text:style-name="T6">data analysis, movement pattern, mobile online device</text:span></text:p>
      <text:p text:style-name="P9"/>
      <text:p text:style-name="P9"/>
      <text:p text:style-name="P9"/>
      <text:p text:style-name="P9"/>
      <text:p text:style-name="P9"/>
      <text:p text:style-name="P9"/>
      <text:p text:style-name="P9"/>
      <text:p text:style-name="Text_20_A"><text:soft-page-break/><text:span text:style-name="T11">*-*-*-*-*-*-*-</text:span><text:span text:style-name="T8">*-*-*-*-*-*-*-*-*-*-*-*-*-*-*-*-*-*-*-*-*-*-*-*-*-*-*-*-*-*-*-*-*</text:span></text:p>
      <text:p text:style-name="P12"/>
      <text:p text:style-name="P13">Relevant websites</text:p>
      <text:p text:style-name="P12"/>
      <text:p text:style-name="P11"><text:span text:style-name="T2"><text:s text:c="5"/></text:span><text:span text:style-name="T1">&lt;</text:span><text:a xlink:type="simple" xlink:href="http://www.win.tue.nl/~selzen/paper/NetMob2013.pdf"><text:span text:style-name="T16">http://www.win.tue.nl/~selzen/paper/NetMob2013.pdf</text:span></text:a><text:span text:style-name="T1">&gt;</text:span></text:p>
      <text:p text:style-name="P12"><text:span text:style-name="T14"><text:s text:c="7"/></text:span>Massive mobile phone data analysis (last checked 2014-04-29)</text:p>
      <text:p text:style-name="P12"/>
      <text:p text:style-name="P11"><text:span text:style-name="T2"><text:s text:c="5"/></text:span><text:span text:style-name="T1">&lt;</text:span><text:a xlink:type="simple" xlink:href="http://www.datacenterjournal.com/it/security-privacy-metadata/"><text:span text:style-name="T16">http://www.datacenterjournal.com/it/security-privacy-metadata/</text:span></text:a><text:span text:style-name="T1">&gt;</text:span></text:p>
      <text:p text:style-name="P12"><text:span text:style-name="T14"><text:s text:c="7"/></text:span>security, privacy, metadata (last checked 2014-04-29)</text:p>
      <text:p text:style-name="P12"/>
      <text:p text:style-name="P12">*-*-*-*-*-*-*-*-*-*-*-*-*-*-*-*-*-*-*-*-*-*-*-*-*-*-*-*-*-*-*-*-*-*-*-*-*-*-*-*</text:p>
      <text:p text:style-name="P5"/>
      <text:p text:style-name="P8">Terminology</text:p>
      <text:p text:style-name="P9"/>
      <text:p text:style-name="P10"><text:span text:style-name="T14"><text:s text:c="5"/></text:span><text:span text:style-name="T6">mobile online device, information type, local position,</text:span></text:p>
      <text:p text:style-name="P10"><text:span text:style-name="T14"><text:s text:c="5"/></text:span><text:span text:style-name="T6">location data, data analysis, data interpretation</text:span></text:p>
      <text:p text:style-name="P9"/>
      <text:p text:style-name="Text_20_A"><text:span text:style-name="T11">*-*-*-*-*-*-*-*-*-*-</text:span><text:span text:style-name="T8">*-*-*-*-*-*-*-*-*-*-*-*-*-*-*-*-*-*-*-*-*-*-*-*-*-*-*-*-*-*</text:span></text:p>
      <text:p text:style-name="P5"/>
      <text:p text:style-name="P8">Attributes</text:p>
      <text:p text:style-name="P5"/>
      <text:p text:style-name="P5">Content-Category: <text:s text:c="6"/>[INF]</text:p>
      <text:p text:style-name="P5"/>
      <text:p text:style-name="P5">Age Group-Difficulty: [ <text:s text:c="2"/>I-easy <text:s text:c="3"/>I-medium <text:s text:c="4"/>I-hard</text:p>
      <text:p text:style-name="P6"><text:span text:style-name="T14"><text:s text:c="40"/></text:span><text:span text:style-name="T6">II-easy <text:s text:c="2"/>II-medium <text:s text:c="3"/>II-hard</text:span></text:p>
      <text:p text:style-name="P6"><text:span text:style-name="T14"><text:s text:c="39"/></text:span><text:span text:style-name="T6">III-easy <text:s/>III-medium <text:s/>III-hard</text:span></text:p>
      <text:p text:style-name="P6"><text:span text:style-name="T14"><text:s text:c="39"/></text:span><text:span text:style-name="T6">IV-easy <text:s/>IV-medium <text:s text:c="2"/>IV-hard</text:span></text:p>
      <text:p text:style-name="Text_20_A"><text:span text:style-name="T9"><text:s text:c="39"/></text:span><text:span text:style-name="T8">primary-school ] </text:span><text:span text:style-name="T7">(select one or more)</text:span></text:p>
      <text:p text:style-name="P5"/>
      <text:p text:style-name="Text_20_A"><text:span text:style-name="T8">mandatory-for: <text:s text:c="11"/>[ none <text:s/>I <text:s/>II <text:s/>III <text:s/>IV <text:s/>ALL ] </text:span><text:span text:style-name="T7">(select one)</text:span></text:p>
      <text:p text:style-name="P5"/>
      <text:p text:style-name="Text_20_A"><text:span text:style-name="T8">selective-for: <text:s text:c="14"/>[ none <text:s/>I <text:s/>II <text:s/>III <text:s/>IV ] </text:span><text:span text:style-name="T7">(select one)</text:span></text:p>
      <text:p text:style-name="P5"/>
      <text:p text:style-name="P5">colour-blind-proof : <text:s text:c="3"/>yes [„no pictures“]</text:p>
      <text:p text:style-name="P5"/>
      <text:p text:style-name="P5"/>
      <text:p text:style-name="P5"/>
      <text:p text:style-name="P5"/>
      <text:p text:style-name="P5"/>
      <text:p text:style-name="P5"/>
      <text:p text:style-name="P5"/>
      <text:p text:style-name="P5"/>
      <text:p text:style-name="P5"/>
      <text:p text:style-name="P5"/>
      <text:p text:style-name="P3"/>
      <text:p text:style-name="P5"><text:soft-page-break/>*-*-*-*-*-*-*-*-*-*-*-*-*-*-*-*-*-*-*-*-*-*-*-*-*-*-*-*-*-*-*-*-*-*-*-*-*-*-*-*</text:p>
      <text:p text:style-name="P5"/>
      <text:p text:style-name="P8">Authorship and Former Usage</text:p>
      <text:p text:style-name="P2"/>
      <text:p text:style-name="P11"><text:span text:style-name="T13"><text:s text:c="5"/></text:span><text:span text:style-name="T12">2014-04-30 First english version: Hans-Werner Hein (DE)</text:span></text:p>
      <text:p text:style-name="P2"/>
      <text:p text:style-name="P11"><text:span text:style-name="T12">*-*-*-*-*-*-*-*-*-*-*-*-*-*-*-</text:span><text:span text:style-name="T10">*-*-*-*-*-*-*-*-*-*-*-*-*-*-*-*-*-*-*-*-*-*-*-*-*</text:span></text:p>
      <text:p text:style-name="P12"/>
      <text:p text:style-name="P13">Comments</text:p>
      <text:p text:style-name="P12"/>
      <text:p text:style-name="P11"><text:span text:style-name="T2"><text:s text:c="5"/></text:span><text:span text:style-name="T10">none</text:span></text:p>
      <text:p text:style-name="P12"/>
      <text:p text:style-name="P14">*-*-*-*-*-*-*-*-*-*-*-*-*-*-*-*-*-*-*-*-*-*-*-*-*-*-*-*-*-*-*-*-*-*-*-*-*-*-*-*</text:p>
      <text:p text:style-name="P12"/>
      <text:p text:style-name="P13">Screenshot</text:p>
      <text:p text:style-name="P12"/>
      <text:p text:style-name="P12"><text:span text:style-name="T14"><text:s text:c="5"/></text:span>Screenshot of the task in the Bebras challenge system frame.</text:p>
      <text:p text:style-name="P12"><text:span text:style-name="T14"><text:s text:c="5"/></text:span>(PNG document, 17 cm breadth)</text:p>
      <text:p text:style-name="P12"/>
      <text:p text:style-name="P14">*-*-*-*-*-*-*-*-*-*-*-*-*-*-*-*-*-*-*-*-*-*-*-*-*-*-*-*-*-*-*-*-*-*-*-*-*-*-*-*</text:p>
      <text:p text:style-name="P12"/>
      <text:p text:style-name="P13">Files</text:p>
      <text:p text:style-name="P12"/>
      <text:p text:style-name="P17"><text:span text:style-name="T2"><text:s text:c="5"/></text:span><text:span text:style-name="T3">2014-DE-01-EN_Date_Data</text:span><text:span text:style-name="T10">.odt (source)</text:span></text:p>
      <text:p text:style-name="P18"><text:span text:style-name="T14"><text:s text:c="5"/></text:span><text:span text:style-name="T15">2014-DE-01-EN_Date_Data</text:span>.pdf (pretty print)</text:p>
      <text:p text:style-name="P12"/>
      <text:p text:style-name="P14">*-*-*-*-*-*-*-*-*-*-*-*-*-*-*-*-*-*-*-*-*-*-*-*-*-*-*-*-*-*-*-*-*-*-*-*-*-*-*-*</text:p>
      <text:p text:style-name="P14"/>
      <text:p text:style-name="P13">Copyright</text:p>
      <text:p text:style-name="P16"/>
      <text:p text:style-name="Text_20_A"><text:a xlink:type="simple" xlink:href="http://creativecommons.org/licenses/by-nc-sa/3.0/de/deed.en_GB"><text:span text:style-name="Link"><text:span text:style-name="T21">COPYRIGHT © 2014 </text:span></text:span></text:a><text:a xlink:type="simple" xlink:href="http://creativecommons.org/licenses/by-nc-sa/3.0/de/deed.en_GB"><text:span text:style-name="Link"><text:span text:style-name="T21">BWINF Bonn</text:span></text:span></text:a></text:p>
      <text:p text:style-name="Text_20_A"><text:a xlink:type="simple" xlink:href="http://creativecommons.org/licenses/by-nc-sa/3.0/de/deed.en_GB"><text:span text:style-name="Link"><text:span text:style-name="T21">Licensed under Creative Commons BY-NC-SA 3.0 </text:span></text:span></text:a><text:a xlink:type="simple" xlink:href="http://creativecommons.org/licenses/by-nc-sa/3.0/de/deed.en_GB"><text:span text:style-name="Link"><text:span text:style-name="T21">Germany</text:span></text:span></text:a></text:p>
      <text:p text:style-name="Text_20_A"><text:a xlink:type="simple" xlink:href="http://creativecommons.org/licenses/by-nc-sa/3.0/de/deed.en_GB"><text:span text:style-name="Link"><text:span text:style-name="T20">(Attribution/Non Commercial/Share Alike)</text:span></text:span></text:a></text:p>
      <text:p text:style-name="P7"/>
      <text:p text:style-name="P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ヒラギノ角ゴ Pro W3" svg:font-family="'ヒラギノ角ゴ Pro W3'"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Kopf-_20_und_20_Fusszeilen_20_A" style:display-name="Kopf- und Fusszeilen A" style:family="paragraph">
      <style:paragraph-properties fo:margin-left="0cm" fo:margin-right="0cm" fo:margin-top="0cm" fo:margin-bottom="0cm" style:contextual-spacing="false" style:line-height-at-least="0.176cm"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family="Helvetica" style:font-family-generic="swiss" fo:font-size="10pt" fo:letter-spacing="normal" fo:language="de" fo:country="DE" fo:font-style="normal" style:text-underline-style="none" fo:font-weight="normal" style:letter-kerning="true" fo:background-color="transparent" style:font-name-asian="ヒラギノ角ゴ Pro W3" style:font-family-asian="'ヒラギノ角ゴ Pro W3'" style:font-family-generic-asian="roman" style:font-size-asian="10pt" style:font-style-asian="normal" style:font-weight-asian="normal" style:font-name-complex="Helvetica" style:font-family-complex="Helvetica" style:font-family-generic-complex="swiss" style:font-size-complex="10pt" text:display="true" fo:hyphenate="true" fo:hyphenation-remain-char-count="2" fo:hyphenation-push-char-count="2"/>
    </style:style>
    <style:style style:name="Text_20_A" style:display-name="Text A" style:family="paragraph">
      <style:paragraph-properties fo:margin-left="0cm" fo:margin-right="0cm" fo:margin-top="0cm" fo:margin-bottom="0cm" style:contextual-spacing="false" style:line-height-at-least="0.176cm"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family="Helvetica" style:font-family-generic="swiss" fo:font-size="12pt" fo:letter-spacing="normal" fo:language="de" fo:country="DE" fo:font-style="normal" style:text-underline-style="none" fo:font-weight="normal" style:letter-kerning="true" fo:background-color="transparent" style:font-name-asian="ヒラギノ角ゴ Pro W3" style:font-family-asian="'ヒラギノ角ゴ Pro W3'" style:font-family-generic-asian="roman" style:font-size-asian="12pt" style:font-style-asian="normal" style:font-weight-asian="normal" style:font-name-complex="Helvetica" style:font-family-complex="Helvetica" style:font-family-generic-complex="swiss" style:font-size-complex="10pt" text:display="true" fo:hyphenate="true" fo:hyphenation-remain-char-count="2" fo:hyphenation-push-char-count="2"/>
    </style:style>
    <style:style style:name="Freie_20_Form" style:display-name="Freie Form"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Times New Roman" fo:font-family="'Times New Roman'" style:font-family-generic="roman" style:font-pitch="variable" fo:font-size="10pt" fo:letter-spacing="normal" fo:language="de" fo:country="DE" fo:font-style="normal" style:text-underline-style="none" fo:font-weight="normal" style:letter-kerning="true" fo:background-color="transparent" style:font-name-asian="ヒラギノ角ゴ Pro W3" style:font-family-asian="'ヒラギノ角ゴ Pro W3'" style:font-family-generic-asian="roman" style:font-size-asian="10pt" style:font-style-asian="normal" style:font-weight-asian="normal" style:font-name-complex="Times New Roman" style:font-family-complex="'Times New Roman'" style:font-family-generic-complex="roman" style:font-pitch-complex="variable" style:font-size-complex="10pt" text:display="true" fo:hyphenate="true" fo:hyphenation-remain-char-count="2" fo:hyphenation-push-char-count="2"/>
    </style:style>
    <style:style style:name="Freie_20_Form_20_A" style:display-name="Freie Form A" style:family="paragraph">
      <style:paragraph-properties fo:margin-left="0cm" fo:margin-right="0cm" fo:margin-top="0cm" fo:margin-bottom="0cm" style:contextual-spacing="false" style:line-height-at-least="0.176cm"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family="Helvetica" style:font-family-generic="swiss" fo:font-size="12pt" fo:letter-spacing="normal" fo:language="de" fo:country="DE" fo:font-style="normal" style:text-underline-style="none" fo:font-weight="normal" style:letter-kerning="true" fo:background-color="transparent" style:font-name-asian="ヒラギノ角ゴ Pro W3" style:font-family-asian="'ヒラギノ角ゴ Pro W3'" style:font-family-generic-asian="roman" style:font-size-asian="12pt" style:font-style-asian="normal" style:font-weight-asian="normal" style:font-name-complex="Helvetica" style:font-family-complex="Helvetica" style:font-family-generic-complex="swiss" style:font-size-complex="10pt"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Link" style:family="text">
      <style:text-properties fo:color="#000072" fo:font-size="10pt" fo:language="de" fo:country="DE" style:text-underline-style="solid" style:text-underline-width="auto" style:text-underline-color="font-color"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Kopf-_20_und_20_Fusszeilen_20_A">
      <style:text-properties fo:font-variant="normal" fo:text-transform="none" fo:color="#000000" style:text-outline="false" style:text-line-through-style="none" style:text-position="0% 100%" style:font-name="Times New Roman" fo:font-size="10pt" fo:letter-spacing="normal" fo:language="de" fo:country="DE"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page-layout style:name="Mpm1">
      <style:page-layout-properties fo:page-width="21.001cm" fo:page-height="29.7cm" style:num-format="1" style:print-orientation="landscape" fo:margin-top="1.251cm" fo:margin-bottom="1.49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501cm" fo:margin-left="0cm" fo:margin-right="0cm" fo:margin-top="0.402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MacOSX_x86 LibreOffice_project/1c1366bba2ba2b554cd2ca4d87c06da81c05d24</meta:generator>
    <dc:date>2014-05-04T10:56:54.312293000</dc:date>
    <meta:editing-duration>P0D</meta:editing-duration>
    <meta:editing-cycles>1</meta:editing-cycles>
    <meta:document-statistic meta:table-count="0" meta:image-count="0" meta:object-count="0" meta:page-count="4" meta:paragraph-count="78" meta:word-count="491" meta:character-count="4630" meta:non-whitespace-character-count="3888"/>
  </office:meta>
</office:document-meta>
</file>